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fo:text-shadow="none"/>
    </style:style>
    <style:style style:name="T6" style:family="text">
      <style:text-properties style:text-line-through-style="solid" style:text-position="0% 100%" style:font-name="Times New Roman"/>
    </style:style>
    <style:style style:name="T7" style:family="text">
      <style:text-properties style:text-line-through-style="solid" style:text-position="0% 100%" style:font-name="Times New Roman" fo:text-shadow="none"/>
    </style:style>
    <style:style style:name="T8" style:family="text">
      <style:text-properties style:text-position="super 58%" style:font-name="Times New Roman"/>
    </style:style>
    <style:style style:name="T9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harit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 moral lecture on/ Parashat Vayer<text:span text:style-name="T2">á</text:span><text:span text:style-name="T3">/</text:span></text:p>
      <text:p text:style-name="P6"><text:span text:style-name="T3"/></text:p>
      <text:p text:style-name="P6"><text:span text:style-name="T3">[Page 1]</text:span></text:p>
      <text:p text:style-name="P6"><text:span text:style-name="T3">Brethren! <text:s/>When the professors of a religion--which/ has drawn existence from Jewish inspiration--ignore its/ origin, and with self-complacency proclaim to the world,/ that from it alone the springs of pure morality issue forth,/ one may be pardoned, if in vindication of truth, he endeavours/ to disprove the assertion. <text:s/>Men are too apt blindly to/ accept opinions, which have acquired popularity./ <text:s/>And our youth, alas! our youths upon whom Judaism/ in America has built its hopes, hearing incessantly/ the praises of another faith, learn to regard with/ contempt or indifference that in which they were born./ <text:s/>It is their minds, </text:span><text:span text:style-name="T5">O beloved hearers!</text:span><text:span text:style-name="T3"> my fellow-believers! that ought chiefly to/ be disabused of an error fatal to our dearest interests./ <text:s/>Do we not witness already its baneful effects?/ <text:s/>The maidens of Judah aspire to shine amid a circle of/ non-Israelites. <text:s/>The sons of Hebrew-parents seek to win/ the graces of the daughters of gentiles. <text:s/>They withdraw/ from the association of a people, whose laws are pronounced/ obsolete, and whose practices excite the derision of the-/so-called-enlightened. <text:s/>They twin traitors to a cause, the/ sublimity of which, their perverted minds </text:span><text:span text:style-name="T4">have</text:span><text:span text:style-name="T3"> failed/ to comprehend./</text:span></text:p>
      <text:p text:style-name="P6"><text:span text:style-name="T3"/></text:p>
      <text:p text:style-name="P6"><text:span text:style-name="T3">[Page 2]</text:span></text:p>
      <text:p text:style-name="P6"><text:span text:style-name="T3">For I ask in all earnest, what nobler end could man's religion ever be assigned/ than that which God Himself designed for our faith?/ <text:s/>O </text:span><text:span text:style-name="T4">household</text:span><text:span text:style-name="T3"> seed of Jacob! <text:s/>Inveterate prejudice or presumption/ may </text:span><text:soft-page-break/><text:span text:style-name="T3">deny its claim to unequalled[sic!] excellency &amp; award it to a mere popular creed, but ignorance,/ unpardonable ignorance alone can draw the assent of a/ Jew or a Jewess to that biased judgment. <text:s/>Attend./ <text:s/>When the wrath of God </text:span><text:span text:style-name="T4">was</text:span><text:span text:style-name="T3"> kindled against </text:span><text:span text:style-name="T4">p</text:span><text:span text:style-name="T3"> the people/ of Sodom, why was the ancient patriarch divinely ap-/-prised of their impending doom? <text:s/>Because</text:span><text:span text:style-name="T8">2</text:span><text:span text:style-name="T9"> he, who/ was righteous, would command his children and his household/ after him, to keep the way </text:span><text:span text:style-name="T6">V</text:span><text:span text:style-name="T9"> of the Lord, by doing charity/ and justice. <text:s/>[Hebrew]/ [Hebrew]. <text:s/>Yes, let the whole world hear it,/ these are the solid foundations whereupon Israel's faith rests./ <text:s/>Charity and justice. <text:s/>The twin virtues, whose practice/ will ultimately humanise[sic!] all the inhabitants of the/ terrestrial globe, demolishing the barriers that separate/ them, subjecting national policy to the rules of high/ morality, forming of all men wheresoever they dwell a single family;/ uniting heaven and earth in one sweet accord./ <text:s/>Not in a spirit of self-glorification, but in defense of truth/</text:span></text:p>
      <text:p text:style-name="P6"><text:span text:style-name="T9"/></text:p>
      <text:p text:style-name="P6"><text:span text:style-name="T9">[Page 3]</text:span></text:p>
      <text:p text:style-name="P6"><text:span text:style-name="T9">I say it. </text:span><text:span text:style-name="T6">that</text:span><text:span text:style-name="T9"> They in whose veins courses the blood of/ Abraham the Hebrew, have ever been quickened by the/ impulse</text:span><text:span text:style-name="T6">s</text:span><text:span text:style-name="T9"> of those two noble virtues. <text:s/>The lesson early/ taught by the venerated father, was not lost on his children./ <text:s/>The charity which impelled Abraham to paternally rear/ the orphan child of his brother, and that which he exhibited/ when he restored peace in the homesteads made desolate by war./ <text:s/>The charity which elicited from his righteous lips a prayer/ for irreclaimable sinners, and that which he displayed beneath/ his roof towards weary travellers[sic!]. <text:s/>His </text:span><text:span text:style-name="T6">The</text:span><text:span text:style-name="T9"> justice in wresting/ the oppressed from the hand of their oppressors; in keeping/ faith unto heathens, who did not scruple to rob him of/ </text:span><text:span text:style-name="T6">the wells he had dug</text:span><text:span text:style-name="T9"> his wealth, and in </text:span><text:span text:style-name="T6">prev</text:span><text:span text:style-name="T9"> peremptorily refusing/ to become enriched with that which was not his legitimate/ property; this lesson, I repeat it, </text:span><text:span text:style-name="T6">took</text:span><text:span text:style-name="T9"> struck deep root into the/ heart of his descendants. <text:s/>And if the religion, that has/ borrowed light from the bright pages of the Mosaic legislation,/ can justly glory in men and women, whom it has inspired/ with exemplary self-denial; we can, </text:span><text:span text:style-name="T6">point out</text:span><text:span text:style-name="T9"> with national/ pride point to </text:span><text:span text:style-name="T6">to</text:span><text:span text:style-name="T9"> our own philanthropists. <text:s/>Even in this age,/ Florance Nitingale has been rivalled[sic!] by Miriam Randager,/ and the name of Moses Montefiore evokes grateful emotions/ in the breast of thousands of gentiles, whom, like his own brethren,/</text:span></text:p>
      <text:p text:style-name="P6"><text:span text:style-name="T9"/></text:p>
      <text:p text:style-name="P6"><text:span text:style-name="T9">[Page 4]</text:span></text:p>
      <text:p text:style-name="P6"><text:span text:style-name="T9">he strove to benefit. <text:s/>Shall we then with such/ </text:span><text:span text:style-name="T6">bright</text:span><text:span text:style-name="T9"> exemplifications of the purity of our faith/ before our eyes, admit as facts the pretentions[sic!] of enthusiasts?/ <text:s/>Accord to their religion, preeminence in the scale of human/ civilization? <text:s/>No, as the God of Abraham liveth, I shall,/ with my last breath, assert the superiority of the law which/ governs Israel over that to which the gentile world adheres./ <text:s/>Let others magnify Christian generosity and christian mag-/-nanimity; I trust never to be denied the privilege of extolling/ Jewish charity and Jewish justice./</text:span></text:p>
      <text:p text:style-name="P6"><text:span text:style-name="T9">But let us beware, my Brethren, not to misapprehend the sense/ of those two words; not to confound charity with alms-/giving, and justice with the inflexible sentence of judi-/-cial tribunals. <text:s/>In the work of beneficence, alms represents/ the feeblest instrument, while justice distributed at the/ bar, is the mere result of social self-protection./ <text:s/>Charity is not alms, because the latter humbles the/ recipient, the former endeavours to elevate him./ <text:s/>Alms is not unfrequently[sic!] granted but to be ridden/ of importunate mendicants; charity is a sweet/ emanation of the heart, which awakens corresponding/ emotions in others; for, not so much the benefit we derive/</text:span></text:p>
      <text:p text:style-name="P6"><text:span text:style-name="T9"/></text:p>
      <text:p text:style-name="P6"><text:span text:style-name="T9">[Page 5]</text:span></text:p>
      <text:p text:style-name="P6"><text:span text:style-name="T9">from our brother ,as his kindly consideration, pene-/-trates our soul. <text:s/>We may freely open our hands, but/ unless our hearts are also open to fraternal sentiments,/ the charity attributed to us will be a misnomer./ <text:s/>The illustration of that virtue recommended by our godly/ progenitor, is not to </text:span><text:span text:style-name="T6">cast abroad</text:span><text:span text:style-name="T9"> scatter about coins of precious metals,/ that some may gather them, but to raise the spirit/ of the lowly [Hebrew], to tend the soul barren/ of joy, that it may blossom and yeild[sic!] a harvest of/ delights. <text:s/>He </text:span><text:soft-page-break/><text:span text:style-name="T9">who pours the balm of consolation upon/ the wounds of the afflicted, is said to belong to the house-/-hold of Abraham. <text:s/>And they who knew well how/ to interpret our code of morals , have written, that [Hebrew]/ which is, mercy to the living and to the dead [Hebrew]/ [Hebrew], and the promotion of good-will </text:span><text:span text:style-name="T6">to</text:span><text:span text:style-name="T9"> between/ man and man, </text:span><text:span text:style-name="T6">is what is required of the man</text:span><text:span text:style-name="T9"> constitute the piety, which/ the Almighty will </text:span><text:span text:style-name="T6">consider pious</text:span><text:span text:style-name="T9"> reward here and hereafter. <text:s/>Yes, our heartfelt/ commiseration for all who suffer, our personal exertions/ to restore tranquillity[sic!] in the dwelling of man, to secure/ his independence, to further his social elevation, is the charity,/ we are demanded by our religion, to exercise. <text:s/>Oh! my beloved/ hearers! <text:s/>The light of the sun to him who has long/ dwelt in darkness, is not more reviving, than our/</text:span></text:p>
      <text:p text:style-name="P6"><text:span text:style-name="T9"/></text:p>
      <text:p text:style-name="P6"><text:span text:style-name="T9">[Page 6]</text:span></text:p>
      <text:p text:style-name="P6"><text:span text:style-name="T9">eyes beaming with compassion, </text:span><text:span text:style-name="T6">for</text:span><text:span text:style-name="T9"> to the hapless/ and the sorrowful. <text:s/>They who are tossed upon the/ bed of sickness. <text:s/>They who bemoan the loss of parents,/ or children; of brothers or dear relatives, will </text:span><text:span text:style-name="T6">tell y</text:span><text:span text:style-name="T9"> tell </text:span><text:span text:style-name="T6">relate</text:span><text:span text:style-name="T9">/ how comforting is the presence of our sympathising[sic!] fel-/-low creatures in the hour of </text:span><text:span text:style-name="T6">affliction</text:span><text:span text:style-name="T9"> trials, how their words/ </text:span><text:span text:style-name="T6">solace</text:span><text:span text:style-name="T9"> soothe our pain, mitigate the </text:span><text:span text:style-name="T6">sole</text:span><text:span text:style-name="T9"> poignant grief </text:span><text:span text:style-name="T6">they</text:span><text:span text:style-name="T9"> we endure, and lighten</text:span><text:span text:style-name="T6">s</text:span><text:span text:style-name="T9">/ the burthen[sic!] of our misfortune. <text:s/>It may be, my brethren, that our separate efforts </text:span><text:span text:style-name="T6">may</text:span><text:span text:style-name="T9"> cannot/ </text:span><text:span text:style-name="T6">not</text:span><text:span text:style-name="T9">, in all instances, prove of sufficient efficacy in relieving the distressed,/ but our joint actions, will, under all circumstances, accomplish/ much in the pursuit of charity. <text:s/>Suffer me then/ to offer a few words of counsel. <text:s/>Friends! <text:s/>The institutions/ that with fostering care train the child of poverty/ and sorrow, that exalt the lowly so that they/ may sit among the magnates of the land; that/ wipe the tears from the eyes of widowed mothers, such,/ should most especially command your unwavering/ attention and cooperation. <text:s/>More than to alms-/giving, the progeny of Abraham should be engaged/ in devising means to prevent its urgent necessity./ <text:s/>We will define our meaning./ <text:s/>A liberal loan to the honest poor man, may raise him/ above want, and inspire him with self-reliance./</text:span></text:p>
      <text:p text:style-name="P6"><text:span text:style-name="T9"/></text:p>
      <text:p text:style-name="P6"><text:span text:style-name="T9">[Page 7]</text:span></text:p>
      <text:p text:style-name="P6"><text:span text:style-name="T9">His latent faculties will awaken to activity by/ the prospect of a brighter future. <text:s/>He will rise/ in the full consciousness of his manhood, and scorn to/ ask of others what he can attain by his industry./ <text:s/>Societies having such a tendency, must command/ themselves to the patronage of those who are enjoined/ "to keep the way of the Lord, by doing charity and justice."/ <text:s/>Aye, a sense of justice as well as that of charity should </text:span><text:span text:style-name="T6">prompt</text:span><text:span text:style-name="T9"> incite/ us to follow such a course, for, the universal Creator did not/ intend that some of his children should luxuriate in/ affluence, and others should </text:span><text:span text:style-name="T6">continue</text:span><text:span text:style-name="T9"> remain </text:span><text:span text:style-name="T6">to be</text:span><text:span text:style-name="T9"> the heirs of indigence./ <text:s/></text:span><text:span text:style-name="T6">and by</text:span><text:span text:style-name="T9"> Through his inspired servant, he </text:span><text:span text:style-name="T6">told us that</text:span><text:span text:style-name="T9"> </text:span><text:span text:style-name="T6">revealed to</text:span><text:span text:style-name="T9"> showed </text:span><text:span text:style-name="T6">one</text:span><text:span text:style-name="T9"> us the means we must employ to extinguish pauperism. <text:s/>[Hebrew]/ <text:s/>"</text:span><text:span text:style-name="T6">God</text:span><text:span text:style-name="T9"> He is </text:span><text:span text:style-name="T6">the</text:span><text:span text:style-name="T9"> a good man who is gracious and lendeth." </text:span><text:span text:style-name="T7">away."</text:span><text:span text:style-name="T9">/ <text:s/>We must labor to elevate the poor, to make them/ feel that they are inferior to none, that God has/ endowed them with faculties which they must employ advan-/-tageously to themselves and their fellow-creatures. <text:s/>When/ our assistance shall aim at teaching the needy self-depend-/-ance, the number of those who watch at our doors,/ to receive a pittance, will amazingly diminish./ <text:s/>But another instrument does justice prompt us to employ/ in </text:span><text:span text:style-name="T6">[?] with</text:span><text:span text:style-name="T9"> uplifting from the earth our </text:span><text:span text:style-name="T6">needy</text:span><text:span text:style-name="T9"> necessitous brother; that is, Knowledge./</text:span></text:p>
      <text:p text:style-name="P6"><text:span text:style-name="T9"/></text:p>
      <text:p text:style-name="P6"><text:span text:style-name="T9">[Page 8]</text:span></text:p>
      <text:p text:style-name="P6"><text:span text:style-name="T9">It has been rightly said, that ignorance is the parent/ of vice, and we also know, that poverty is an ill-adviser,/ but healthful learning will more forcibly repel the attacks/ of vice, than the powerful shields [Hebrew]/ [Hebrew]. <text:s/>Therefore have our Sages attached more sanctity/ to the temples of knowledge, than to the dwellings of/ prayer. <text:s/>[Hebrew]/ Conscience is undoubtedly an efficient monitor, but when/ men are reared in perfect ignorance of their duties, the/ still small voice that speaks to us, </text:span><text:span text:style-name="T6">is not heard by</text:span><text:span text:style-name="T9"> remains silent within them./ <text:s/>To </text:span><text:span text:style-name="T6">awaken</text:span><text:span text:style-name="T9"> arouse it, we must </text:span><text:span text:style-name="T6">develop</text:span><text:span text:style-name="T9"> quicken our brother's intellectual/ faculties. <text:s/>We must afford the bread of the soul to/ those who most require it. <text:s/>Let their </text:span><text:soft-page-break/><text:span text:style-name="T9">capacities be/ ever so narrow, we must inspire them with the noble/ desire of contributing their share to the progress of/ mankind. <text:s/>Our father Abraham, who is/ our prtotype[sic!], endeavoured by genial and suasive/ manners to enlighten his benighted </text:span><text:span text:style-name="T6">beings</text:span><text:span text:style-name="T9"> contemporaries [Hebrew]/ so likewise must we, gently but perseveringly, strive/ to tear away the veil which obscures our brother's mental/ vision, and fill the mind with high and noble aspirations./</text:span></text:p>
      <text:p text:style-name="P6"><text:span text:style-name="T9"/></text:p>
      <text:p text:style-name="P6"><text:span text:style-name="T9">[Page 9]</text:span></text:p>
      <text:p text:style-name="P6"><text:span text:style-name="T9">Such are the principles that underlie the religion you profess, my/ beloved hearers! <text:s/>To exercise towards our fellow-men/ that kindly consideration, we would wish </text:span><text:span text:style-name="T6">that</text:span><text:span text:style-name="T9">/ it might be shown us if similarly situated./ <text:s/>To comfort them in sorrow to assuage their pangs in sickness to aid them in their want,/ to instruct </text:span><text:span text:style-name="T6">them</text:span><text:span text:style-name="T9">, and socially elevate them to the/ standard intended by God for all those whom He created/ in his celestial image. </text:span><text:span text:style-name="T6">that they might rule the earth,</text:span><text:span text:style-name="T9"> Has any religion taught its/ </text:span><text:span text:style-name="T6">and in</text:span><text:span text:style-name="T9"> professors purer virtues? <text:s/>Or do they who/ boast of a code of morals superior to the Sinaic/ revelation, exhibit in their walks of life, more/ genuine charity and justice than the progeny/ of the Hebrew patriarch?.....My friends!/ (and you, my young </text:span><text:span text:style-name="T6">fr</text:span><text:span text:style-name="T9"> brother, who have this day/ assumed the performance of God's holy law!) be/ not inveigled away by the vainglorious expressions/ of men who belittle Judaism. <text:s/>Light/ vapors ascending the sky, can no more dim/ the refulgence of the Sun, than the aspersions of/ enthusiasts, the brightness of your religion./</text:span></text:p>
      <text:p text:style-name="P6"><text:span text:style-name="T9"/></text:p>
      <text:p text:style-name="P6"><text:span text:style-name="T9">[Page 10]</text:span></text:p>
      <text:p text:style-name="P6"><text:span text:style-name="T9">Only be faithful to it, prove yourselves worthy/ of the name you bear. <text:s/>Act virtuously towards all/ men, irrespective of their </text:span><text:span text:style-name="T6">nativity or</text:span><text:span text:style-name="T9"> country or race. </text:span><text:span text:style-name="T6">or</text:span><text:span text:style-name="T9">/ </text:span><text:span text:style-name="T6">country.</text:span><text:span text:style-name="T9"> <text:s/>Sow broadcast the seeds of charity/ and justice upon earth, and let your unim-/-peachable characters vindicate the cause of/ Israel. <text:s/>It shall yet triumph. <text:s/>It shall yet/ call forth the admiration of all mortals. <text:s/>"Many/ people shall come and say "Let us go up to the/ mountain of the Lord, to the house of the God/ of Jacob, and He will teach us his ways, and/ we will walk in his paths, for out of Zion shall/ go forth the law, and the word of the Lord from/ Jerusalem." <text:s/>[Hebrew]/ [Hebrew]/ [Hebrew]. <text:s/>May the fulfilment[sic!] of this prophetic/ declaration, soon gladden our hearts. <text:s/>And may/ the Almighty vouchsafe to lay his healing hand on our/ suffering brothers, to bind up their wounds, to breathe hope/ into the desolate hearts, and gladden his creatures with the/ assurance of a happiness, glorious and everlasting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1T11:49:19.34</meta:creation-date>
    <meta:document-statistic meta:table-count="0" meta:image-count="0" meta:object-count="0" meta:page-count="5" meta:paragraph-count="83" meta:word-count="2220" meta:character-count="13791"/>
    <dc:date>2012-04-11T14:09:31.61</dc:date>
    <dc:creator>Penn Libraries</dc:creator>
    <meta:editing-duration>PT00H03M06S</meta:editing-duration>
    <meta:editing-cycles>1</meta:editing-cycles>
    <meta:generator>OpenOffice.org/3.2$Win32 OpenOffice.org_project/320m12$Build-9483</meta:generator>
  </office:meta>
</office:document-meta>
</file>